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UML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2, 2021 (08:23:17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conception"/>Conception<text:bookmark-end text:name="conception"/></text:h>
      <text:p text:style-name="First_20_paragraph">&lt;! – TODO: we should use different class here, since PreciseRectangle is already done in PreciseRectangle lab –&gt;</text:p>
      <text:p text:style-name="Text_20_body">Draw the UML diagram of a PreciseRectangle class: it should have two attributes, of type <text:span text:style-name="DataTypeTok">double</text:span>, and eight methods:</text:p>
      <text:list text:style-name="L1">
        <text:list-item>
          <text:p text:style-name="P1">two setters, two getters (i.e., one for each attribute),</text:p>
        </text:list-item>
        <text:list-item>
          <text:p text:style-name="P1">one method to compute the area of a precise rectangle,</text:p>
        </text:list-item>
        <text:list-item>
          <text:p text:style-name="P1">one method to compute the perimeter of a precise rectangle,</text:p>
        </text:list-item>
        <text:list-item>
          <text:p text:style-name="P1">one method to swap the length and the width of a precise rectangle,</text:p>
        </text:list-item>
        <text:list-item>
          <text:p text:style-name="P1">one method to multiply the length and width of a precise rectangle by an ratio given in argument as an integer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p text:style-name="First_20_paragraph">The following is an independent task, to widen your understanding of this class, and to prepare you for the next labs.</text:p>
      <text:list text:style-name="L2">
        <text:list-item>
          <text:p text:style-name="P2">Class diagrams (the ones we will be using) are just a special case of UML diagram. Have a look at <text:a xlink:type="simple" xlink:href="https://en.wikipedia.org/wiki/Unified_Modeling_Language#Diagrams" office:name=""><text:span text:style-name="Definition">https://en.wikipedia.org/wiki/Unified_Modeling_Language#Diagrams</text:span></text:a>. In which category are class diagrams: behavior, or structure diagram? Have a look at <text:a xlink:type="simple" xlink:href="https://en.wikipedia.org/wiki/Activity_diagram" office:name=""><text:span text:style-name="Definition">https://en.wikipedia.org/wiki/Activity_diagram</text:span></text:a> and try to read the example of activity diagram for a guided brainstorming process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ML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2T12:23:26Z</meta:creation-date>
    <dc:date>2021-06-12T12:23:26Z</dc:date>
    <meta:user-defined meta:name="date" meta:value-type="string">June  12, 2021 (08:23:17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